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font-style="italic" fo:font-weight="bold" style:font-style-asian="italic" style:font-weight-asian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>
      <style:text-properties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ArenaF_Js</text:p>
      <text:p text:style-name="Standard"/>
      <text:p text:style-name="Standard">Долгая игра - песочница</text:p>
      <text:p text:style-name="Standard">---------------------------------------------------------------------------</text:p>
      <text:p text:style-name="P1"/>
      <text:p text:style-name="P1">FighterSheeva_mk3</text:p>
      <text:p text:style-name="P1">Модуль реализующий бойца.</text:p>
      <text:p text:style-name="P1"/>
      <text:p text:style-name="P1">Вопрос с <text:s/>приказами.</text:p>
      <text:p text:style-name="P1"/>
      <text:p text:style-name="P1">Приказ удар.</text:p>
      <text:p text:style-name="P1">Понятно что если боец находится в стойке то приказ удар должен исполнятся.</text:p>
      <text:p text:style-name="P1">А вот если он в этот момент бьет то приказ должен игнорироваться. </text:p>
      <text:p text:style-name="P1">И если приказ приходит в тот момент когда выполняется то же действие то приказ тоже должен игнорироваться иначе будет дерганье.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  <style:text-properties fo:color="#000000"/>
    </style:style>
    <style:style style:name="WW8Num1z0" style:family="text">
      <style:text-properties style:font-name="Wingdings" fo:font-size="10pt" style:font-size-asian="10pt" style:font-name-complex="Wingdings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size="10pt" style:font-name-asian="Times New Roman" style:font-size-asian="10pt" style:font-name-complex="Courier New" style:font-size-complex="10pt"/>
    </style:style>
    <style:style style:name="Код_20_HTML" style:display-name="Код HTML" style:family="text" style:parent-style-name="Основной_20_шрифт_20_абзаца">
      <style:text-properties style:font-name="Courier New" fo:font-size="10pt" style:font-name-asian="Times New Roman" style:font-size-asian="10pt" style:font-name-complex="Courier New" style:font-size-complex="10pt"/>
    </style:style>
    <style:style style:name="st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LW</dc:title>
    <meta:initial-creator>Gamer</meta:initial-creator>
    <meta:creation-date>2012-12-22T13:48:00</meta:creation-date>
    <dc:date>2019-03-22T18:00:02.72</dc:date>
    <meta:editing-cycles>1038</meta:editing-cycles>
    <meta:editing-duration>P4DT2H1S</meta:editing-duration>
    <meta:generator>OpenOffice/4.1.5$Win32 OpenOffice.org_project/415m1$Build-9789</meta:generator>
    <meta:document-statistic meta:table-count="0" meta:image-count="0" meta:object-count="0" meta:page-count="1" meta:paragraph-count="10" meta:word-count="59" meta:character-count="448"/>
  </office:meta>
</office:document-meta>
</file>